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US"/>
    </style:style>
    <style:style style:name="T3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<text:span text:style-name="T2">This document was created with M</text:span><text:span text:style-name="T3">icrosoft Offi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19-12-14T15:53:00Z</meta:creation-date>
    <dc:date>2019-12-14T15:53:00Z</dc:date>
    <meta:template xlink:href="Normal.dotm" xlink:type="simple"/>
    <meta:editing-cycles>2</meta:editing-cycles>
    <meta:editing-duration>PT0S</meta:editing-duration>
    <meta:document-statistic meta:page-count="1" meta:paragraph-count="1" meta:word-count="6" meta:character-count="48" meta:row-count="1" meta:non-whitespace-character-count="43"/>
  </office:meta>
</office:document-meta>
</file>